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7cm" svg:x="1.4cm" svg:y="0.837cm" presentation:class="title">
          <draw:text-box>
            <text:p>TITLE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Jeffrey Lee Hellrung, Jr. (UCLA)</text:p>
            <text:p text:style-name="P1">Sandia National Laboratories</text:p>
            <text:p text:style-name="P1">Albuquerque, NM</text:p>
            <text:p text:style-name="P1">November 8th, 201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4" draw:layer="layout" svg:width="25.199cm" svg:height="15.378cm" svg:x="1.4cm" svg:y="4.914cm" presentation:class="outline" presentation:user-transformed="true">
          <draw:text-box>
            <text:list text:style-name="L2">
              <text:list-item>
                <text:p>Personal background</text:p>
              </text:list-item>
              <text:list-item>
                <text:p>Irregular Poisson</text:p>
                <text:list>
                  <text:list-item>
                    <text:p>Introduction</text:p>
                  </text:list-item>
                  <text:list-item>
                    <text:p>Neumann boundary conditions</text:p>
                  </text:list-item>
                  <text:list-item>
                    <text:p>Dirichlet boundary conditions</text:p>
                  </text:list-item>
                  <text:list-item>
                    <text:p>Interfaces</text:p>
                  </text:list-item>
                  <text:list-item>
                    <text:p>Numerical results</text:p>
                  </text:list-item>
                </text:list>
              </text:list-item>
              <text:list-item>
                <text:p>Additional research</text:p>
                <text:list>
                  <text:list-item>
                    <text:p>Multi-phase fluids</text:p>
                  </text:list-item>
                  <text:list-item>
                    <text:p>Fra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0-24T13:20:16</meta:creation-date>
    <meta:editing-duration>PT00H36M38S</meta:editing-duration>
    <meta:editing-cycles>3</meta:editing-cycles>
    <meta:generator>OpenOffice.org/3.2$Win32 OpenOffice.org_project/320m18$Build-9502</meta:generator>
    <dc:date>2011-10-24T13:59:02.27</dc:date>
    <meta:document-statistic meta:object-count="29"/>
  </office:meta>
</office:document-meta>
</file>